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officeooo:rsid="0016211c" officeooo:paragraph-rsid="0016211c" style:font-size-asian="10.5pt" style:font-size-complex="12pt"/>
    </style:style>
    <style:style style:name="P2" style:family="paragraph" style:parent-style-name="Standard">
      <style:paragraph-properties fo:text-align="start" style:justify-single-word="false"/>
      <style:text-properties fo:font-size="12pt" style:text-underline-style="none" fo:font-weight="bold" officeooo:rsid="0016211c" officeooo:paragraph-rsid="0016211c"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officeooo:rsid="0016211c" officeooo:paragraph-rsid="0016211c" style:font-size-asian="12.25pt" style:font-size-complex="14pt"/>
    </style:style>
    <style:style style:name="P5" style:family="paragraph" style:parent-style-name="Standard" style:list-style-name="L1">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6" style:family="paragraph" style:parent-style-name="Standard" style:list-style-name="L2">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7" style:family="paragraph" style:parent-style-name="Standard" style:list-style-name="L3">
      <style:paragraph-properties fo:text-align="start" style:justify-single-word="false"/>
      <style:text-properties fo:font-size="12pt" style:text-underline-style="none" fo:font-weight="bold" officeooo:rsid="0016211c" officeooo:paragraph-rsid="0016211c"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style:text-underline-style="none" fo:font-weight="normal" officeooo:rsid="00170504" officeooo:paragraph-rsid="00222366"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style:text-underline-style="none" fo:font-weight="normal" officeooo:rsid="00170504" officeooo:paragraph-rsid="00170504"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normal" officeooo:rsid="00214411" officeooo:paragraph-rsid="00214411"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style:text-underline-style="none" fo:font-weight="normal" officeooo:rsid="0022b0ef" officeooo:paragraph-rsid="0025b764"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style="normal" style:text-underline-style="none" fo:font-weight="normal" officeooo:rsid="001cbdf2" officeooo:paragraph-rsid="001903e6" style:font-size-asian="12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start" style:justify-single-word="false"/>
      <style:text-properties fo:font-size="12pt" fo:font-style="normal" style:text-underline-style="none" fo:font-weight="normal" officeooo:rsid="00222366" officeooo:paragraph-rsid="0022236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2755c9" officeooo:paragraph-rsid="0025b76a"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14411" officeooo:paragraph-rsid="00214411"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22366" officeooo:paragraph-rsid="00222366"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2b0ef" officeooo:paragraph-rsid="0022b0ef"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5b764" officeooo:paragraph-rsid="0025b764"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25b76a" officeooo:paragraph-rsid="0025b76a"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officeooo:paragraph-rsid="0016211c"/>
    </style:style>
    <style:style style:name="P21" style:family="paragraph" style:parent-style-name="Standard" style:list-style-name="L2">
      <style:paragraph-properties fo:text-align="start" style:justify-single-word="false"/>
      <style:text-properties officeooo:paragraph-rsid="0022b0ef"/>
    </style:style>
    <style:style style:name="P22" style:family="paragraph" style:parent-style-name="Standard" style:list-style-name="L1">
      <style:paragraph-properties fo:text-align="start" style:justify-single-word="false"/>
      <style:text-properties fo:font-weight="normal" officeooo:rsid="00170504" officeooo:paragraph-rsid="00222366" style:font-weight-asian="normal" style:font-weight-complex="normal"/>
    </style:style>
    <style:style style:name="P23" style:family="paragraph" style:parent-style-name="Standard" style:list-style-name="L2">
      <style:paragraph-properties fo:text-align="start" style:justify-single-word="false"/>
      <style:text-properties fo:font-weight="normal" officeooo:rsid="001807af" officeooo:paragraph-rsid="001807af" style:font-weight-asian="normal" style:font-weight-complex="normal"/>
    </style:style>
    <style:style style:name="P24" style:family="paragraph" style:parent-style-name="Standard" style:list-style-name="L2">
      <style:paragraph-properties fo:text-align="start" style:justify-single-word="false"/>
      <style:text-properties fo:font-weight="normal" officeooo:rsid="001903e6" officeooo:paragraph-rsid="001903e6" style:font-weight-asian="normal" style:font-weight-complex="normal"/>
    </style:style>
    <style:style style:name="P25"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903e6" officeooo:paragraph-rsid="001903e6" style:font-weight-asian="normal" style:font-weight-complex="normal"/>
    </style:style>
    <style:style style:name="P26"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a1c44" officeooo:paragraph-rsid="001a1c44"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style:text-underline-style="none" fo:font-weight="bold" officeooo:rsid="0016211c" style:font-size-asian="12pt" style:font-weight-asian="bold" style:font-size-complex="12pt" style:font-weight-complex="bold"/>
    </style:style>
    <style:style style:name="T4" style:family="text">
      <style:text-properties fo:font-size="12pt" style:text-underline-style="none" fo:font-weight="bold" officeooo:rsid="00170504" style:font-size-asian="12pt" style:font-weight-asian="bold" style:font-size-complex="12pt" style:font-weight-complex="bold"/>
    </style:style>
    <style:style style:name="T5" style:family="text">
      <style:text-properties fo:font-size="12pt" style:text-underline-style="none" style:font-size-asian="12pt" style:font-size-complex="12pt"/>
    </style:style>
    <style:style style:name="T6" style:family="text">
      <style:text-properties fo:font-size="12pt" style:text-underline-style="none" officeooo:rsid="001903e6" style:font-size-asian="12pt" style:font-size-complex="12pt"/>
    </style:style>
    <style:style style:name="T7" style:family="text">
      <style:text-properties fo:font-size="12pt" style:text-underline-style="none" officeooo:rsid="001a1c44" style:font-size-asian="12pt" style:font-size-complex="12pt"/>
    </style:style>
    <style:style style:name="T8" style:family="text">
      <style:text-properties fo:font-size="12pt" style:text-underline-style="none" officeooo:rsid="001cbdf2" style:font-size-asian="12pt" style:font-size-complex="12pt"/>
    </style:style>
    <style:style style:name="T9" style:family="text">
      <style:text-properties fo:font-size="12pt" style:text-underline-style="none" officeooo:rsid="00214411" style:font-size-asian="12pt" style:font-size-complex="12pt"/>
    </style:style>
    <style:style style:name="T10" style:family="text">
      <style:text-properties fo:font-size="12pt" style:text-underline-style="none" officeooo:rsid="00222366" style:font-size-asian="12pt" style:font-size-complex="12pt"/>
    </style:style>
    <style:style style:name="T11" style:family="text">
      <style:text-properties fo:font-size="12pt" style:text-underline-style="none" fo:font-weight="normal" officeooo:rsid="001cbdf2"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style:font-size-asian="12pt" style:font-size-complex="12pt"/>
    </style:style>
    <style:style style:name="T13" style:family="text">
      <style:text-properties fo:font-size="12pt" style:text-underline-style="solid" style:text-underline-width="auto" style:text-underline-color="font-color" fo:font-weight="normal" officeooo:rsid="001903e6" style:font-size-asian="12pt" style:font-weight-asian="normal" style:font-size-complex="12pt" style:font-weight-complex="normal"/>
    </style:style>
    <style:style style:name="T14" style:family="text">
      <style:text-properties fo:font-size="12pt" fo:font-style="italic" style:text-underline-style="none" style:font-size-asian="12pt" style:font-style-asian="italic" style:font-size-complex="12pt" style:font-style-complex="italic"/>
    </style:style>
    <style:style style:name="T15" style:family="text">
      <style:text-properties fo:font-size="12pt" fo:font-style="italic" style:text-underline-style="none" officeooo:rsid="001a1c44" style:font-size-asian="12pt" style:font-style-asian="italic" style:font-size-complex="12pt" style:font-style-complex="italic"/>
    </style:style>
    <style:style style:name="T16" style:family="text">
      <style:text-properties fo:font-size="12pt" fo:font-style="italic" style:text-underline-style="none" officeooo:rsid="001cbdf2" style:font-size-asian="12pt" style:font-style-asian="italic" style:font-size-complex="12pt" style:font-style-complex="italic"/>
    </style:style>
    <style:style style:name="T17" style:family="text">
      <style:text-properties fo:font-size="12pt" fo:font-style="italic" style:text-underline-style="none" fo:font-weight="normal" officeooo:rsid="001cbdf2" style:font-size-asian="12pt" style:font-style-asian="italic" style:font-weight-asian="normal" style:font-size-complex="12pt" style:font-style-complex="italic" style:font-weight-complex="normal"/>
    </style:style>
    <style:style style:name="T18" style:family="text">
      <style:text-properties fo:font-size="12pt" fo:font-style="italic" style:text-underline-style="none" fo:font-weight="normal" officeooo:rsid="00214411" style:font-size-asian="12pt" style:font-style-asian="italic" style:font-weight-asian="normal" style:font-size-complex="12pt" style:font-style-complex="italic" style:font-weight-complex="normal"/>
    </style:style>
    <style:style style:name="T19" style:family="text">
      <style:text-properties fo:font-size="12pt" fo:font-style="italic" style:text-underline-style="none" fo:font-weight="normal" officeooo:rsid="0022b0ef" style:font-size-asian="12pt" style:font-style-asian="italic" style:font-weight-asian="normal" style:font-size-complex="12pt" style:font-style-complex="italic" style:font-weight-complex="normal"/>
    </style:style>
    <style:style style:name="T20" style:family="text">
      <style:text-properties fo:font-size="12pt" fo:font-style="normal" style:text-underline-style="none" officeooo:rsid="001a1c44" style:font-size-asian="12pt" style:font-style-asian="normal" style:font-size-complex="12pt" style:font-style-complex="normal"/>
    </style:style>
    <style:style style:name="T21" style:family="text">
      <style:text-properties fo:font-size="12pt" fo:font-style="normal" style:text-underline-style="none" officeooo:rsid="001ad5cf" style:font-size-asian="12pt" style:font-style-asian="normal" style:font-size-complex="12pt" style:font-style-complex="normal"/>
    </style:style>
    <style:style style:name="T22" style:family="text">
      <style:text-properties fo:font-size="12pt" fo:font-style="normal" style:text-underline-style="none" officeooo:rsid="001bd572" style:font-size-asian="12pt" style:font-style-asian="normal" style:font-size-complex="12pt" style:font-style-complex="normal"/>
    </style:style>
    <style:style style:name="T23" style:family="text">
      <style:text-properties fo:font-size="12pt" fo:font-style="normal" style:text-underline-style="none" officeooo:rsid="001cbdf2" style:font-size-asian="12pt" style:font-style-asian="normal" style:font-size-complex="12pt" style:font-style-complex="normal"/>
    </style:style>
    <style:style style:name="T24" style:family="text">
      <style:text-properties fo:font-size="12pt" fo:font-style="normal" style:text-underline-style="none" fo:font-weight="normal" officeooo:rsid="001cbdf2"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1d8f1a"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22b0ef"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solid" style:text-underline-width="auto" style:text-underline-color="font-color" fo:font-weight="normal" officeooo:rsid="0022b0ef" style:font-size-asian="12pt" style:font-style-asian="normal" style:font-weight-asian="normal" style:font-size-complex="12pt" style:font-style-complex="normal" style:font-weight-complex="normal"/>
    </style:style>
    <style:style style:name="T28" style:family="text">
      <style:text-properties style:font-size-asian="12pt"/>
    </style:style>
    <style:style style:name="T29" style:family="text">
      <style:text-properties style:text-underline-style="none"/>
    </style:style>
    <style:style style:name="T30" style:family="text">
      <style:text-properties style:text-underline-style="none" officeooo:rsid="0025b76a"/>
    </style:style>
    <style:style style:name="T31" style:family="text">
      <style:text-properties style:text-underline-style="none" officeooo:rsid="0025d1af"/>
    </style:style>
    <style:style style:name="T32" style:family="text">
      <style:text-properties style:text-underline-style="none" officeooo:rsid="002922fd"/>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2755c9"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5d1af" style:font-style-asian="normal" style:font-style-complex="normal"/>
    </style:style>
    <style:style style:name="T37" style:family="text">
      <style:text-properties fo:font-style="normal" officeooo:rsid="002922fd" style:font-style-asian="normal" style:font-style-complex="normal"/>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25b764" style:font-style-asian="normal" style:font-style-complex="normal"/>
    </style:style>
    <style:style style:name="T40" style:family="text">
      <style:text-properties fo:font-style="normal" style:text-underline-style="none" officeooo:rsid="0025d1af" style:font-style-asian="normal" style:font-style-complex="normal"/>
    </style:style>
    <style:style style:name="T41" style:family="text">
      <style:text-properties fo:font-style="normal" style:text-underline-style="none" officeooo:rsid="002755c9" style:font-style-asian="normal" style:font-style-complex="normal"/>
    </style:style>
    <style:style style:name="T42" style:family="text">
      <style:text-properties fo:font-style="normal" style:text-underline-style="none" officeooo:rsid="002922fd" style:font-style-asian="normal" style:font-style-complex="normal"/>
    </style:style>
    <style:style style:name="T43" style:family="text">
      <style:text-properties style:text-underline-style="solid" style:text-underline-width="auto" style:text-underline-color="font-color" fo:font-weight="bold" officeooo:rsid="0025b764" style:font-weight-asian="bold" style:font-weight-complex="bold"/>
    </style:style>
    <style:style style:name="T44" style:family="text">
      <style:text-properties officeooo:rsid="002439e6"/>
    </style:style>
    <style:style style:name="T45" style:family="text">
      <style:text-properties officeooo:rsid="00250f69"/>
    </style:style>
    <style:style style:name="T46" style:family="text">
      <style:text-properties officeooo:rsid="0025d1af"/>
    </style:style>
    <style:style style:name="T47" style:family="text">
      <style:text-properties officeooo:rsid="002922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4</text:p>
      <text:p text:style-name="P1"/>
      <text:p text:style-name="P2"><text:span text:style-name="T1">Alumnos</text:span>: <text:tab/><text:span text:style-name="T28">Lidia Concepción Echeverría</text:span></text:p>
      <text:p text:style-name="P3"><text:tab/><text:tab/>Francisco Ponce del Monte</text:p>
      <text:p text:style-name="P3"/>
      <text:list xml:id="list5578459975931760779" text:style-name="L1">
        <text:list-header>
          <text:p text:style-name="P5"/>
        </text:list-header>
        <text:list-item>
          <text:p text:style-name="P20"><text:span text:style-name="T3">Especificación inicial del prototip</text:span><text:span text:style-name="T4">o</text:span></text:p>
          <text:p text:style-name="P22"><text:span text:style-name="T7">Nuestro prototipo consistirá en un recomendador de apps de juegos. </text:span><text:span text:style-name="T10">Como todavía se trata de una fase inicial, nos centraremos en el servicio sólo en España, de forma que todos los usuarios y aplicaciones se localicen en este país.</text:span></text:p>
          <text:p text:style-name="P8">Para crear el prototipo, antes debemos analizar el tipo de información que vamos a utilizar. Estos datos serán los que influyan en las búsquedas, dependiendo de sus distintos valores. Podemos agruparlos de forma que nos queden dos bloques a analizar, a partir de los cuales podremos definir las búsquedas de apps.</text:p>
          <text:p text:style-name="P9"/>
        </text:list-item>
      </text:list>
      <text:list xml:id="list5752525135350188321" text:style-name="L2">
        <text:list-item>
          <text:p text:style-name="P6">Información sobre apps</text:p>
          <text:p text:style-name="P23"><text:span text:style-name="T5">Necesitaremos que las apps nos den ciertos datos, que suponemos ya presentes en la información de cada app, con el fin de clasificarlas en distintos aspectos. Esto ayudará a que se puedan encontrar mediante búsquedas generales </text:span><text:span text:style-name="T6">y no sea necesario buscar la app concreta para que aparezca en los resultados de búsqueda. </text:span><text:span text:style-name="T9">La app tendrá un nombre único que servirá como identificador a la hora de analizarla como posible recomendación. Los</text:span><text:span text:style-name="T6"> datos </text:span><text:span text:style-name="T9">utilizados </text:span><text:span text:style-name="T6">serán los siguientes:</text:span></text:p>
          <text:list>
            <text:list-item>
              <text:p text:style-name="P24"><text:span text:style-name="T12">Precio</text:span><text:span text:style-name="T5">: Como estamos tratando con aplicaciones móviles, los costes de éstas no suelen ser muy elevados. Como la diferencia de precios es muy pequeña, y con el fin de facilitar la implementación del buscador, distinguiremos solamente entre dos tipos de apps: </text:span><text:span text:style-name="T14">Gratis</text:span><text:span text:style-name="T5"> y </text:span><text:span text:style-name="T14">De pago</text:span><text:span text:style-name="T5">.</text:span></text:p>
            </text:list-item>
            <text:list-item>
              <text:p text:style-name="P25"><text:span text:style-name="T2">Género</text:span><text:span text:style-name="T5">: </text:span><text:span text:style-name="T7">Tratándose de un recomendador de juegos, para facilitar su clasificación podemos agruparlos en tres grandes grupos: </text:span><text:span text:style-name="T15">Plataformas</text:span><text:span text:style-name="T20">, </text:span><text:span text:style-name="T15">Acción</text:span><text:span text:style-name="T20"> y </text:span><text:span text:style-name="T15">RPG</text:span><text:span text:style-name="T20">. Esta clasificación </text:span><text:span text:style-name="T22">también nos ayudará a agrupar</text:span><text:span text:style-name="T20"> los juegos que pertenezcan a otro tipo de géneros; </text:span><text:span text:style-name="T22">e</text:span><text:span text:style-name="T20">stá basada en la velocidad </text:span><text:span text:style-name="T21">de avance </text:span><text:span text:style-name="T20">del juego para el usuario, donde desde más rápido a más lento sería Plataformas &gt; Acción &gt; RPG.</text:span></text:p>
            </text:list-item>
            <text:list-item>
              <text:p text:style-name="P26"><text:span text:style-name="T2">Temática</text:span><text:span text:style-name="T5">: </text:span><text:span text:style-name="T8">A sabiendas de la cantidad de temáticas distintas que puede haber en los juegos, las agruparemos en tres bloques generales, de forma que se puedan clasificar siempre en alguno de ellos: </text:span><text:span text:style-name="T16">Ciencia ficción</text:span><text:span text:style-name="T23">, </text:span><text:span text:style-name="T16">Fantasía </text:span><text:span text:style-name="T23">y </text:span><text:span text:style-name="T16">Slices of life</text:span><text:span text:style-name="T23">. Éste último bloque agrupará todos aquellos juegos que no estén relacionados con las otras dos categorías.</text:span></text:p>
            </text:list-item>
            <text:list-item>
              <text:p text:style-name="P21"><text:span text:style-name="T13">Edad</text:span><text:span text:style-name="T11">: Nuestro público es muy variado, en términos demográficos. Por este motivo, y para tener la seguridad de que no se muestran juegos poco apropiados a cada tipo de público, incluiremos la clasificación por edad. De esta forma, tendremos las categorías </text:span><text:span text:style-name="T17">Infantil</text:span><text:span text:style-name="T24">, </text:span><text:span text:style-name="T17">Adulto</text:span><text:span text:style-name="T24"> y </text:span><text:span text:style-name="T17">Todos </text:span><text:span text:style-name="T18">los públicos</text:span><text:span text:style-name="T24">. En ésta última categoría entrarán aquellos juegos que no tienen restricción de edad implícita ni son recomendados para una edad concreta, mientras que las otras dos son más </text:span><text:span text:style-name="T25">excluyentes</text:span><text:span text:style-name="T24"> respecto a la edad.</text:span></text:p>
            </text:list-item>
            <text:list-item>
              <text:p text:style-name="P21"><text:span text:style-name="T27">SO compatible</text:span><text:span text:style-name="T26">:</text:span><text:span text:style-name="T24"> </text:span><text:span text:style-name="T26">Al no saber qué tipo de dispositivo utilizará el usuario, diferenciaremos entre los tres sistemas operativos más utilizados actualmente: </text:span><text:span text:style-name="T19">Android</text:span><text:span text:style-name="T26">, </text:span><text:span text:style-name="T19">iOs</text:span><text:span text:style-name="T26"> y </text:span><text:span text:style-name="T19">Windows Phone</text:span><text:span text:style-name="T26">. Para aparecer en el listado de recomendaciones, la app debe ser compatible con alguno de esos sistemas como mínimo. Por supuesto, también puede ser compatible con más de uno de ellos.</text:span></text:p>
              <text:p text:style-name="P12"/>
            </text:list-item>
          </text:list>
        </text:list-item>
        <text:list-item>
          <text:p text:style-name="P6">Información sobre usuario</text:p>
          <text:p text:style-name="P10">Al igual que para las aplicaciones, también requerimos disponer de la información de cada usuario. Al ser un recomendador, nos basaremos en ciertos datos concretos y los relacionaremos con la información ya provista en las aplicaciones, de forma que sin <text:soft-page-break/>saber qué quiere exactamente el usuario, podamos conseguir una idea bastante clara respecto a sus gustos. El identificador en este caso será el nombre o nick del usuario, y la información con la que trataremos, la siguiente:</text:p>
          <text:list>
            <text:list-item>
              <text:p text:style-name="P15">Edad<text:span text:style-name="T29">: Estará asociada con la edad recomendada en el juego.</text:span></text:p>
            </text:list-item>
            <text:list-item>
              <text:p text:style-name="P16"><text:span text:style-name="T35">Perfil económico</text:span><text:span text:style-name="T38">: No tendremos acceso a esta información directamente, pero sí podremos saber si ha hecho alguna compra en aplicaciones mediante un indicador.</text:span></text:p>
            </text:list-item>
            <text:list-item>
              <text:p text:style-name="P16"><text:span text:style-name="T37">Favoritos</text:span><text:span text:style-name="T38">: Información del perfil del usuario, relacionada con la temática </text:span><text:span text:style-name="T42">y el género </text:span><text:span text:style-name="T38">de los juegos. </text:span><text:span text:style-name="T42">Lo obtendremos comprobando el historial de juegos anteriormente instalados: Aquellos géneros o temáticas más jugados, se considerarán los favoritos del usuario.</text:span></text:p>
            </text:list-item>
            <text:list-item>
              <text:p text:style-name="P17"><text:span text:style-name="T35">Dispositivo</text:span><text:span text:style-name="T38">: Nos permitirá saber de qué tipo de sistema operativo dispone el usuario, de forma que podamos recomendarle juegos compatibles con el dispositivo que está utilizando. Sólo se permitirá una cuenta por dispositivo.</text:span></text:p>
              <text:p text:style-name="P13"/>
            </text:list-item>
          </text:list>
        </text:list-item>
        <text:list-item>
          <text:p text:style-name="P6">Reglas de recomendación</text:p>
          <text:p text:style-name="P11">Los datos analizados, tanto en el bloque de apps como en el de usuarios, están dispuestos de forma que cada uno de un bloque se corresponda con uno del otro bloque. Nuestro prototipo devolverá una lista de apps recomendadas, que serán aquellas que <text:span text:style-name="T45">coincidan de forma aproximada con </text:span>l<text:span text:style-name="T44">as características del usuario. La búsqueda se realizará mostrando primero aquellas que tengan de más a menos coincidencias con las características dadas. De esta forma, si no encuentra ninguna app que coincida con todos los datos analizados, mostrará la lista donde coincidan todos los datos analizados menos uno, y así sucesivamente. No todas las coincidencias tendrán la misma prioridad, por lo que las definiremos de mayor a menor importancia:</text:span></text:p>
          <text:list>
            <text:list-item>
              <text:p text:style-name="P18">Compatibilidad<text:span text:style-name="T29">: </text:span><text:span text:style-name="T30">C</text:span><text:span text:style-name="T29">oincidencia entre el </text:span>dispositivo<text:span text:style-name="T29"> del usuario y al menos un </text:span>SO compatible<text:span text:style-name="T29"> de la app. Nuestro recomendador sólo debe mostrar apps que sean compatibles con el dispositivo del usuario.</text:span></text:p>
            </text:list-item>
            <text:list-item>
              <text:p text:style-name="P18">Edad<text:span text:style-name="T29">: Distinguiremos varios rangos de edad del usuario, </text:span><text:span text:style-name="T30">no excluyentes. De esta forma, podrán aparecer juegos de más de una categoría de edad.</text:span></text:p>
              <text:list>
                <text:list-item>
                  <text:p text:style-name="P18"><text:span text:style-name="T29">Menor de 1</text:span><text:span text:style-name="T30">8</text:span><text:span text:style-name="T29"> años: Se mostrarán apps en la categoría de </text:span><text:span text:style-name="T33">Infantil</text:span><text:span text:style-name="T38">.</text:span></text:p>
                </text:list-item>
                <text:list-item>
                  <text:p text:style-name="P19"><text:span text:style-name="T38">Mayor de 1</text:span><text:span text:style-name="T42">2</text:span><text:span text:style-name="T38"> años: Se mostrarán apps en la categoría de </text:span><text:span text:style-name="T33">Todos los públicos</text:span><text:span text:style-name="T38">.</text:span></text:p>
                </text:list-item>
                <text:list-item>
                  <text:p text:style-name="P19"><text:span text:style-name="T38">Mayor de 18 años: </text:span><text:span text:style-name="T39">Se mostrarán apps en la categoría de </text:span><text:span text:style-name="T33">Adulto</text:span><text:span text:style-name="T39">.</text:span></text:p>
                </text:list-item>
              </text:list>
            </text:list-item>
            <text:list-item>
              <text:p text:style-name="P19">Tema<text:span text:style-name="T29">: </text:span><text:span text:style-name="T31">Coincidencia entre </text:span><text:span text:style-name="T32">los tipos de juego </text:span><text:span text:style-name="T47">favoritos</text:span><text:span text:style-name="T40"> del usuario y las </text:span><text:span text:style-name="T36">temáticas</text:span><text:span text:style-name="T40"> </text:span><text:span text:style-name="T42">y </text:span><text:span text:style-name="T37">géneros</text:span><text:span text:style-name="T42"> </text:span><text:span text:style-name="T40">de las apps. Es suficiente con que haya al menos una coincidencia </text:span><text:span text:style-name="T42">para que la app aparezca en la lista de recomendados</text:span><text:span text:style-name="T40">.</text:span></text:p>
            </text:list-item>
            <text:list-item>
              <text:p text:style-name="P19">Coste<text:span text:style-name="T29">:</text:span><text:span text:style-name="T39"> </text:span><text:span text:style-name="T40">Coincidencia entre el </text:span><text:span text:style-name="T36">perfil económico</text:span><text:span text:style-name="T40"> del usuario y el </text:span><text:span text:style-name="T36">precio</text:span><text:span text:style-name="T40"> de la app. </text:span><text:span text:style-name="T41">Si el usuario no ha hecho ninguna compra anteriormente, se mostrarán las aplicaciones </text:span><text:span text:style-name="T34">Gratis</text:span><text:span text:style-name="T41">. En caso contrario, se mostrarán también las apps </text:span><text:span text:style-name="T34">De pago</text:span><text:span text:style-name="T41">.</text:span></text:p>
            </text:list-item>
          </text:list>
        </text:list-item>
      </text:list>
      <text:p text:style-name="P14"/>
      <text:p text:style-name="P14"/>
      <text:list xml:id="list193404596173885" text:continue-list="list5578459975931760779" text:style-name="L1">
        <text:list-item>
          <text:p text:style-name="P5">Conocimiento para el funcionamiento del prototipo</text:p>
        </text:list-item>
      </text:list>
      <text:list xml:id="list1878830061574064340" text:style-name="L3">
        <text:list-item>
          <text:p text:style-name="P7">Búsqueda</text:p>
        </text:list-item>
        <text:list-item>
          <text:p text:style-name="P7">Selección</text:p>
        </text:list-item>
        <text:list-item>
          <text:p text:style-name="P7">Estructur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9M10S</meta:editing-duration>
    <meta:editing-cycles>15</meta:editing-cycles>
    <meta:generator>LibreOffice/5.2.0.4$Windows_X86_64 LibreOffice_project/066b007f5ebcc236395c7d282ba488bca6720265</meta:generator>
    <dc:date>2016-12-09T19:34:02.680000000</dc:date>
    <meta:document-statistic meta:table-count="0" meta:image-count="0" meta:object-count="0" meta:page-count="2" meta:paragraph-count="34" meta:word-count="989" meta:character-count="6066" meta:non-whitespace-character-count="5135"/>
    <meta:user-defined meta:name="Info 1"/>
    <meta:user-defined meta:name="Info 2"/>
    <meta:user-defined meta:name="Info 3"/>
    <meta:user-defined meta:name="Info 4"/>
  </office:meta>
</office:document-meta>
</file>